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a0a0a" style:font-name="Helvetica" style:font-name-complex="Helvetica1"/>
    </style:style>
    <style:style style:name="P2" style:family="paragraph" style:parent-style-name="Standard" style:master-page-name="Standard">
      <style:paragraph-properties style:page-number="auto"/>
      <style:text-properties fo:color="#0a0a0a" style:font-name="Helvetica" style:font-name-complex="Helvetica1"/>
    </style:style>
    <style:style style:name="P3" style:family="paragraph" style:parent-style-name="Standard">
      <style:text-properties fo:color="#0a0a0a" style:font-name="Helvetica" style:font-name-complex="Helveti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magas tranzakciós díjak nagy válságot okoztak a Bitcoin hálózatnak. Nem is olyan régen Bitcoin tranzakciós díjak olyan magasak voltak, hogy egy csoport egy teljesen új Bitcoin-t hozott létre csak azért, hogy alacsonyan tartsák a díjakat. Ahogy a díjak emelkedtek, úgy üzletek is elkezdtek a Bitcoin fizetési lehetőségektől távolodni. Azonban ez nemrég visszafordult és régóta nem látott alacsony díjakkal dolgozik újra Bitcoin. Több mint 90%-ot estek a tranzakciós díjak a decemberi csúcsponthoz képest.</text:p>
      <text:p text:style-name="P1">Miért estek vissza a tranzakciós díjak?</text:p>
      <text:p text:style-name="P1">Trans fee drop pic</text:p>
      <text:p text:style-name="P1">Nagy részben, a magas tranzakciós díjak egy olyan probléma volt amely megoldotta magát. Ahogy a díjak emelkedtek néhány felhasználó különböző módokat kereset, hogy hatékonyabban használja a hálózatot, néhányan pedig teljesen felhagytak a Bitcoin hálózat használatával.</text:p>
      <text:p text:style-name="P1">Például, technikailag lehetséges egy Bitcoin tranzakció tartalmazzon több különböző fogadó félnek való utalást, úgymond összecsomagolja az utalásokat. Ez hatékonyabban több utalást biztosít, de kevesebb helyet foglal a blokkhálózaton. Amikor a díjak alacsonyak voltak a vállalatok nem foglalkoztak ilyen optimalizációval. A díjak emelkedése miatt a vállalatok azonban kiemelt fontosságúvá tették őket.</text:p>
      <text:p text:style-name="P1">---Kriptovaluta váltók mint Coinbase-nek minden tranzakciót külön fel kell jegyezniük a blokkláncra. Ez időigényes és nem túl hatékony. Egy kriptovaluta váltó ShapeShift nemrég bejelentette, hogy ezt az összecsomagoló megoldást bevezeti.</text:p>
      <text:p text:style-name="P1">ShapeShift körülbelül a tranzakciók 2%-át bonyolítja a Bitcoin blokkláncon. Jelenleg nem tudni mennyi kriptovaluta váltó használja ezt a megoldást, szóval nehéz megmondani milyen hatása van a díjakra.</text:p>
      <text:p text:style-name="P1">Ugyanakkor, ahogy láthattuk a magas díjaknak köszönhetően néhány cég egyszerűen nem használja többé Bitcoin-t. Valve teljesen felhagyott a kriptopénzekkel, mások pedig váltottak Litecoin, ---Ethereum vagy Bitcoin Cash-re ahol tranzakciós díjak sokkal alacsonyabbak voltak.</text:p>
      <text:p text:style-name="P1">Trans drop pic</text:p>
      <text:p text:style-name="P1">Bitcoin körüli hype ugyancsak csökkent az elmúlt hetekben, ami valószínűleg segített a díjak csökkenésében. Decemberben ömlött a pénz a Bitcoin piacba és az emberek többsége bármit megadott volna, hogy részese lehessen a kripto őrületnek. De Bitcoin ára azóta leesett a közel 20,000 dollárról és elérte a 6,000 dollárt a hónap kezdetén, ami azóta visszamászott 10,000 dollár környéke. A lehűlő természetesen kevesebb kereslettel jár ami tranzakciók és ezáltal a díjak csökkenését jelenti.</text:p>
      <text:p text:style-name="P1">---SegWit több Bticoin problémára is sikeres megoldást jelent. Köztük a tranzakció díjak csökkentésére is. SegWit átalakítja, hogy hogyan vannak a tranzakció adatok tárolva a blokkláncon amely növeli az egy blokkba rakható tranzakciók számát.</text:p>
      <text:p text:style-name="P1">Az első számú kriptovaluta váltó Coinbase nemrég bejelentette, hogy teljes mértékben támogatni fogják a SegWit Bitcoin címeket ami nagyban hozzájárulhat a SegWit adaptálásához. SegWit adaptálása jelenleg 15%-nál tart, amely nagyon lassan de növekszik. Ezen a weboldalon nyomon lehet követni ---SegWit statisztikákat. http://segwit.party/charts/</text:p>
      <text:p text:style-name="P1">SegWit ugynacsak lehetővé teszi második réteg megoldások bevezetését, hogy még gyorsabbak legyenek. Közülük az egyik legnépszerűbb a Lightning Network amelyet jelenleg is tesztelnek a fejlesztők. Lightning Network tranzakciós csatornákat hoz létre a Bitcoin <text:soft-page-break/>blokkláncon kívül amit csak a csatorna létrehozásánál és bezárásánál kell azt rögzíteni a blokkláncon, ezáltal a felek bármennyit utalhatnak egymás között ilyen fizetési csatornákon belül. Statisztikákat, információkat Lightning Network-ről itthttp://lnstat.ideoflux.com:3000/dashboard/db/lightning-network?refresh=5m&amp;orgId=1 <text:s/>és itt https://lnmainnet.gaben.win/ találsz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Helvetica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i</meta:initial-creator>
    <meta:editing-cycles>41</meta:editing-cycles>
    <meta:creation-date>2017-12-29T10:16:00</meta:creation-date>
    <dc:date>2018-02-26T12:29:12.60</dc:date>
    <meta:editing-duration>PT9H38M3S</meta:editing-duration>
    <meta:generator>OpenOffice/4.1.4$Win32 OpenOffice.org_project/414m5$Build-9788</meta:generator>
    <meta:document-statistic meta:table-count="0" meta:image-count="0" meta:object-count="0" meta:page-count="2" meta:paragraph-count="13" meta:word-count="478" meta:character-count="36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